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number-columns-repeated="16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xy</text:p>
          </table:table-cell>
          <table:table-cell table:style-name="Default"/>
          <table:table-cell/>
          <table:table-cell table:style-name="ce4" office:value-type="float" office:value="0">
            <text:p>0000</text:p>
          </table:table-cell>
          <table:table-cell table:style-name="ce4" office:value-type="float" office:value="1">
            <text:p>0001</text:p>
          </table:table-cell>
          <table:table-cell table:style-name="ce4" office:value-type="float" office:value="10">
            <text:p>0010</text:p>
          </table:table-cell>
          <table:table-cell table:style-name="ce4" office:value-type="float" office:value="11">
            <text:p>0011</text:p>
          </table:table-cell>
          <table:table-cell table:style-name="ce4" office:value-type="float" office:value="100">
            <text:p>0100</text:p>
          </table:table-cell>
          <table:table-cell table:style-name="ce4" office:value-type="float" office:value="101">
            <text:p>0101</text:p>
          </table:table-cell>
          <table:table-cell table:style-name="ce4" office:value-type="float" office:value="110">
            <text:p>0110</text:p>
          </table:table-cell>
          <table:table-cell table:style-name="ce4" office:value-type="float" office:value="111">
            <text:p>0111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1001">
            <text:p>1001</text:p>
          </table:table-cell>
          <table:table-cell table:style-name="ce4" office:value-type="float" office:value="1010">
            <text:p>1010</text:p>
          </table:table-cell>
          <table:table-cell table:style-name="ce4" office:value-type="float" office:value="1011">
            <text:p>1011</text:p>
          </table:table-cell>
          <table:table-cell table:style-name="ce4" office:value-type="float" office:value="1100">
            <text:p>1100</text:p>
          </table:table-cell>
          <table:table-cell table:style-name="ce4" office:value-type="float" office:value="1101">
            <text:p>1101</text:p>
          </table:table-cell>
          <table:table-cell table:style-name="ce4" office:value-type="float" office:value="1110">
            <text:p>1110</text:p>
          </table:table-cell>
          <table:table-cell table:style-name="ce4" office:value-type="float" office:value="1111">
            <text:p>1111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>
            <text:p>x0</text:p>
          </table:table-cell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x5</text:p>
          </table:table-cell>
          <table:table-cell office:value-type="string">
            <text:p>x6</text:p>
          </table:table-cell>
          <table:table-cell office:value-type="string">
            <text:p>x7</text:p>
          </table:table-cell>
          <table:table-cell office:value-type="string">
            <text:p>x8</text:p>
          </table:table-cell>
          <table:table-cell office:value-type="string">
            <text:p>x9</text:p>
          </table:table-cell>
          <table:table-cell office:value-type="string">
            <text:p>xA</text:p>
          </table:table-cell>
          <table:table-cell office:value-type="string">
            <text:p>xB</text:p>
          </table:table-cell>
          <table:table-cell office:value-type="string">
            <text:p>xC</text:p>
          </table:table-cell>
          <table:table-cell office:value-type="string">
            <text:p>xD</text:p>
          </table:table-cell>
          <table:table-cell office:value-type="string">
            <text:p>xE</text:p>
          </table:table-cell>
          <table:table-cell office:value-type="string">
            <text:p>xF</text:p>
          </table:table-cell>
          <table:table-cell office:value-type="string">
            <text:p>put / get</text:p>
          </table:table-cell>
        </table:table-row>
        <table:table-row table:style-name="ro1">
          <table:table-cell office:value-type="float" office:value="1">
            <text:p>0001</text:p>
          </table:table-cell>
          <table:table-cell office:value-type="string">
            <text:p>1y</text:p>
          </table:table-cell>
          <table:table-cell office:value-type="string">
            <text:p>boolean</text:p>
          </table:table-cell>
          <table:table-cell office:value-type="string">
            <text:p>null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4"/>
        </table:table-row>
        <table:table-row table:style-name="ro1">
          <table:table-cell office:value-type="float" office:value="10">
            <text:p>0010</text:p>
          </table:table-cell>
          <table:table-cell office:value-type="string">
            <text:p>2y</text:p>
          </table:table-cell>
          <table:table-cell office:value-type="string">
            <text:p>float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t3</text:p>
          </table:table-cell>
          <table:table-cell office:value-type="string">
            <text:p>t2</text:p>
          </table:table-cell>
          <table:table-cell table:number-columns-repeated="12"/>
        </table:table-row>
        <table:table-row table:style-name="ro1">
          <table:table-cell office:value-type="float" office:value="11">
            <text:p>0011</text:p>
          </table:table-cell>
          <table:table-cell office:value-type="string">
            <text:p>3y</text:p>
          </table:table-cell>
          <table:table-cell office:value-type="string">
            <text:p>double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t7</text:p>
          </table:table-cell>
          <table:table-cell office:value-type="string">
            <text:p>t6</text:p>
          </table:table-cell>
          <table:table-cell office:value-type="string">
            <text:p>t5</text:p>
          </table:table-cell>
          <table:table-cell office:value-type="string">
            <text:p>t4</text:p>
          </table:table-cell>
          <table:table-cell office:value-type="string">
            <text:p>t3</text:p>
          </table:table-cell>
          <table:table-cell office:value-type="string">
            <text:p>t2</text:p>
          </table:table-cell>
          <table:table-cell table:number-columns-repeated="8"/>
        </table:table-row>
        <table:table-row table:style-name="ro1">
          <table:table-cell office:value-type="float" office:value="100">
            <text:p>0100</text:p>
          </table:table-cell>
          <table:table-cell office:value-type="string">
            <text:p>4y</text:p>
          </table:table-cell>
          <table:table-cell office:value-type="string">
            <text:p>byte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table:number-columns-repeated="14"/>
        </table:table-row>
        <table:table-row table:style-name="ro1">
          <table:table-cell office:value-type="float" office:value="101">
            <text:p>0101</text:p>
          </table:table-cell>
          <table:table-cell office:value-type="string">
            <text:p>5y</text:p>
          </table:table-cell>
          <table:table-cell office:value-type="string">
            <text:p>short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1</text:p>
          </table:table-cell>
          <table:table-cell office:value-type="string">
            <text:p>n1</text:p>
          </table:table-cell>
          <table:table-cell table:number-columns-repeated="11"/>
          <table:table-cell office:value-type="string">
            <text:p>smallInt</text:p>
          </table:table-cell>
        </table:table-row>
        <table:table-row table:style-name="ro1">
          <table:table-cell office:value-type="float" office:value="110">
            <text:p>0110</text:p>
          </table:table-cell>
          <table:table-cell office:value-type="string">
            <text:p>6y</text:p>
          </table:table-cell>
          <table:table-cell office:value-type="string">
            <text:p>char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1</text:p>
          </table:table-cell>
          <table:table-cell office:value-type="string">
            <text:p>n1</text:p>
          </table:table-cell>
          <table:table-cell table:number-columns-repeated="11"/>
          <table:table-cell office:value-type="string">
            <text:p>smallInt</text:p>
          </table:table-cell>
        </table:table-row>
        <table:table-row table:style-name="ro1">
          <table:table-cell office:value-type="float" office:value="111">
            <text:p>0111</text:p>
          </table:table-cell>
          <table:table-cell office:value-type="string">
            <text:p>7y</text:p>
          </table:table-cell>
          <table:table-cell office:value-type="string">
            <text:p>int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n3</text:p>
          </table:table-cell>
          <table:table-cell office:value-type="string">
            <text:p>n2</text:p>
          </table:table-cell>
          <table:table-cell office:value-type="string">
            <text:p>n1</text:p>
          </table:table-cell>
          <table:table-cell table:number-columns-repeated="7"/>
          <table:table-cell office:value-type="string">
            <text:p>in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8y</text:p>
          </table:table-cell>
          <table:table-cell office:value-type="string">
            <text:p>long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7</text:p>
          </table:table-cell>
          <table:table-cell office:value-type="string">
            <text:p>p6</text:p>
          </table:table-cell>
          <table:table-cell office:value-type="string">
            <text:p>p5</text:p>
          </table:table-cell>
          <table:table-cell office:value-type="string">
            <text:p>p4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n6</text:p>
          </table:table-cell>
          <table:table-cell office:value-type="string">
            <text:p>n5</text:p>
          </table:table-cell>
          <table:table-cell office:value-type="string">
            <text:p>n4</text:p>
          </table:table-cell>
          <table:table-cell office:value-type="string">
            <text:p>n3</text:p>
          </table:table-cell>
          <table:table-cell office:value-type="string">
            <text:p>n2</text:p>
          </table:table-cell>
          <table:table-cell office:value-type="string">
            <text:p>n1</text:p>
          </table:table-cell>
          <table:table-cell office:value-type="string">
            <text:p>long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9y</text:p>
          </table:table-cell>
          <table:table-cell office:value-type="string">
            <text:p>String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table:number-columns-repeated="7" office:value-type="string">
            <text:p>string</text:p>
          </table:table-cell>
          <table:table-cell/>
          <table:table-cell table:number-columns-repeated="4" office:value-type="string">
            <text:p>char</text:p>
          </table:table-cell>
          <table:table-cell table:number-columns-repeated="2"/>
          <table:table-cell office:value-type="string">
            <text:p>int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Ay</text:p>
          </table:table-cell>
          <table:table-cell office:value-type="string">
            <text:p>BigInteger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table:number-columns-repeated="10"/>
          <table:table-cell office:value-type="string">
            <text:p>int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By</text:p>
          </table:table-cell>
          <table:table-cell office:value-type="string">
            <text:p>BigDecimal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table:number-columns-repeated="10"/>
          <table:table-cell office:value-type="string">
            <text:p>int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Cy</text:p>
          </table:table-cell>
          <table:table-cell office:value-type="string">
            <text:p>Date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7</text:p>
          </table:table-cell>
          <table:table-cell office:value-type="string">
            <text:p>p6</text:p>
          </table:table-cell>
          <table:table-cell office:value-type="string">
            <text:p>p5</text:p>
          </table:table-cell>
          <table:table-cell office:value-type="string">
            <text:p>p4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n6</text:p>
          </table:table-cell>
          <table:table-cell office:value-type="string">
            <text:p>n5</text:p>
          </table:table-cell>
          <table:table-cell office:value-type="string">
            <text:p>n4</text:p>
          </table:table-cell>
          <table:table-cell office:value-type="string">
            <text:p>n3</text:p>
          </table:table-cell>
          <table:table-cell office:value-type="string">
            <text:p>n2</text:p>
          </table:table-cell>
          <table:table-cell office:value-type="string">
            <text:p>n1</text:p>
          </table:table-cell>
          <table:table-cell office:value-type="string">
            <text:p>long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Dy</text:p>
          </table:table-cell>
          <table:table-cell office:value-type="string">
            <text:p>Enum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1</text:p>
          </table:table-cell>
          <table:table-cell table:number-columns-repeated="12"/>
          <table:table-cell office:value-type="string">
            <text:p>smallInt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Ey</text:p>
          </table:table-cell>
          <table:table-cell office:value-type="string">
            <text:p>byteArray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table:number-columns-repeated="10"/>
          <table:table-cell office:value-type="string">
            <text:p>int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Fy</text:p>
          </table:table-cell>
          <table:table-cell office:value-type="string">
            <text:p>Object</text:p>
          </table:table-cell>
          <table:table-cell office:value-type="string">
            <text:p>null</text:p>
          </table:table-cell>
          <table:table-cell office:value-type="string">
            <text:p>user</text:p>
          </table:table-cell>
          <table:table-cell office:value-type="string">
            <text:p>gen</text:p>
          </table:table-cell>
          <table:table-cell table:number-columns-repeated="14"/>
        </table:table-row>
        <table:table-row table:style-name="ro1">
          <table:table-cell office:value-type="float" office:value="0">
            <text:p>0000</text:p>
          </table:table-cell>
          <table:table-cell office:value-type="float" office:value="0">
            <text:p>00</text:p>
          </table:table-cell>
          <table:table-cell office:value-type="string">
            <text:p>[reserved]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style-name="Default" office:value-type="string">
            <text:p>null = null object, 0 on read as primitive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zero = 0 or zero length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full = full byte length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tx = x leading bytes are stored, remaining trailing bytes are x00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nx = x trailing bytes are stored, leading bytes are xFF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px = x trailing bytes are stored, leading bytes are x00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user = user defined handler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gen = generated handler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string = int value with length in bytes; positive: ascii; negative: compressed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char = byteArray with char data follows</text:p>
          </table:table-cell>
          <table:table-cell table:style-name="Default"/>
          <table:table-cell table:number-columns-repeated="18"/>
        </table:table-row>
      </table:table>
      <table:table table:name="Tabe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0" number:min-integer-digits="5"/>
    </number:number-style>
    <number:number-style style:name="N109">
      <number:number number:decimal-places="0" number:min-integer-digits="2"/>
    </number:number-style>
    <number:number-style style:name="N110">
      <number:number number:decimal-places="0" number:min-integer-digits="3"/>
    </number:number-style>
    <number:number-style style:name="N111">
      <number:number number:decimal-places="0" number:min-integer-digits="4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 style:print="charts drawings grid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30">30.04.2009</text:date>, <text:time>23:59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19T10:49:13</meta:creation-date>
    <dc:date>2009-04-30T23:59:38</dc:date>
    <meta:print-date>2009-04-19T20:29:33</meta:print-date>
    <meta:editing-cycles>33</meta:editing-cycles>
    <meta:editing-duration>PT18H53M16S</meta:editing-duration>
    <meta:user-defined meta:name="Info 1"/>
    <meta:user-defined meta:name="Info 2"/>
    <meta:user-defined meta:name="Info 3"/>
    <meta:user-defined meta:name="Info 4"/>
    <meta:document-statistic meta:table-count="3" meta:cell-count="211"/>
  </office:meta>
</office:document-meta>
</file>